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 style:list-style-name="L1">
      <style:paragraph-properties fo:margin-left="0.635cm" fo:margin-right="0.212cm" fo:margin-top="0.212cm" fo:margin-bottom="0.212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3" style:family="paragraph" style:parent-style-name="Text_20_body" style:list-style-name="L3">
      <style:paragraph-properties fo:margin-left="0.635cm" fo:margin-right="0.212cm" fo:margin-top="0.212cm" fo:margin-bottom="0.212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4" style:family="paragraph" style:parent-style-name="Text_20_body" style:list-style-name="L2">
      <style:paragraph-properties fo:margin-left="0.635cm" fo:margin-right="0.212cm" fo:margin-top="0.212cm" fo:margin-bottom="0.212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style:font-weight-asian="normal" style:font-weight-complex="normal"/>
    </style:style>
    <style:style style:name="P5" style:family="paragraph" style:parent-style-name="Text_20_body" style:list-style-name="L3">
      <style:paragraph-properties fo:margin-left="0.635cm" fo:margin-right="0.212cm" fo:margin-top="0.212cm" fo:margin-bottom="0.212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style:font-weight-asian="normal" style:font-weight-complex="normal"/>
    </style:style>
    <style:style style:name="P6" style:family="paragraph" style:parent-style-name="Text_20_body" style:list-style-name="L1">
      <style:paragraph-properties fo:margin-left="0.635cm" fo:margin-right="0.212cm" fo:margin-top="0.212cm" fo:margin-bottom="0.212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2">
      <style:paragraph-properties fo:margin-left="0.635cm" fo:margin-right="0.212cm" fo:margin-top="0.212cm" fo:margin-bottom="0.212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bold" style:font-weight-asian="bold" style:font-weight-complex="bold"/>
    </style:style>
    <style:style style:name="P8" style:family="paragraph" style:parent-style-name="Text_20_body" style:list-style-name="L3">
      <style:paragraph-properties fo:margin-left="0.635cm" fo:margin-right="0.212cm" fo:margin-top="0.212cm" fo:margin-bottom="0.212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ègles métiers</text:p>
      <text:p text:style-name="Standard"/>
      <text:p text:style-name="Standard">BOARD</text:p>
      <text:p text:style-name="Standard"/>
      <text:list xml:id="list128930860462739309" text:style-name="L1">
        <text:list-item>
          <text:p text:style-name="P2">Seuls le propriétaire et les collaborateurs peuvent accéder à un tableau (et à ses listes et cartes).</text:p>
        </text:list-item>
        <text:list-item>
          <text:p text:style-name="P2">Le propriétaire d’un tableau peut ajouter et supprimer des collaborateurs pour son tableau.</text:p>
        </text:list-item>
        <text:list-item>
          <text:p text:style-name="P2">Le propriétaire d’un tableau ne peut pas changer.</text:p>
        </text:list-item>
        <text:list-item>
          <text:p text:style-name="P6">Seul la propriétaire peut update ou delete le wallPaper</text:p>
        </text:list-item>
      </text:list>
      <text:p text:style-name="Standard"/>
      <text:p text:style-name="Standard">LIST</text:p>
      <text:p text:style-name="Standard"/>
      <text:list xml:id="list7985916917015193547" text:style-name="L2">
        <text:list-item>
          <text:p text:style-name="P4">Un collaborateur peut create, update une List.</text:p>
        </text:list-item>
        <text:list-item>
          <text:p text:style-name="P7">Un collaborateur peut delete une List aux conditions:<text:line-break/>Si toutes les cartes sont vides (personne est assigné) et si celui-ci est l'author<text:line-break/>de cette List</text:p>
        </text:list-item>
      </text:list>
      <text:p text:style-name="Standard"/>
      <text:p text:style-name="Standard">CARD</text:p>
      <text:p text:style-name="Standard"/>
      <text:list xml:id="list2680338435523114982" text:style-name="L3">
        <text:list-item>
          <text:p text:style-name="P3">L’auteur d’une carte ne peut pas changer.</text:p>
        </text:list-item>
        <text:list-item>
          <text:p text:style-name="P3">Le nom d’une carte doit être unique au sein d’un tableau.</text:p>
        </text:list-item>
        <text:list-item>
          <text:p text:style-name="P5">Un collaborateur peut create, update une Card.</text:p>
        </text:list-item>
        <text:list-item>
          <text:p text:style-name="P8">Un collaborateur peut delete une Card aux conditions:<text:line-break/>Si toutes la est vide (personne est assigné) et si celui-ci est l'author<text:line-break/>de cette Car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man Vermeulen</meta:initial-creator>
    <meta:creation-date>2020-11-23T15:25:28.03</meta:creation-date>
    <dc:date>2020-11-30T15:24:29.61</dc:date>
    <dc:creator>Norman Vermeulen</dc:creator>
    <meta:editing-duration>PT48M15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4" meta:word-count="143" meta:character-count="813"/>
  </office:meta>
</office:document-meta>
</file>